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14" style:family="table-column">
      <style:table-column-properties fo:break-before="auto" style:column-width="7.94mm"/>
    </style:style>
    <style:style style:name="co3" style:family="table-column">
      <style:table-column-properties fo:break-before="auto" style:column-width="14.0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29.72mm"/>
    </style:style>
    <style:style style:name="co28" style:family="table-column">
      <style:table-column-properties fo:break-before="auto" style:column-width="10.42mm"/>
    </style:style>
    <style:style style:name="co29" style:family="table-column">
      <style:table-column-properties fo:break-before="auto" style:column-width="15.42mm"/>
    </style:style>
    <style:style style:name="co30" style:family="table-column">
      <style:table-column-properties fo:break-before="auto" style:column-width="8.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28.8mm"/>
    </style:style>
    <style:style style:name="co33" style:family="table-column">
      <style:table-column-properties fo:break-before="auto" style:column-width="15.2mm"/>
    </style:style>
    <style:style style:name="co34" style:family="table-column">
      <style:table-column-properties fo:break-before="auto" style:column-width="9.75mm"/>
    </style:style>
    <style:style style:name="co35" style:family="table-column">
      <style:table-column-properties fo:break-before="auto" style:column-width="10.88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3.6mm"/>
    </style:style>
    <style:style style:name="co38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3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28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3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тгк14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.00.0000</text:date>, <text:time style:data-style-name="N2" text:time-value="11:58:49.4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03T11:59:08.565000000</dc:date>
    <meta:editing-duration>P2DT23H38M13S</meta:editing-duration>
    <meta:editing-cycles>1143</meta:editing-cycles>
    <meta:document-statistic meta:table-count="2" meta:cell-count="5164" meta:object-count="0"/>
  </office:meta>
</office:document-meta>
</file>